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8.886cm"/>
    </style:style>
    <style:style style:name="co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4" table:default-cell-style-name="ce2"/>
        <table:table-column table:style-name="co5" table:default-cell-style-name="ce2"/>
        <table:table-column table:style-name="co1" table:default-cell-style-name="ce3"/>
        <table:table-column table:style-name="co4" table:default-cell-style-name="ce3"/>
        <table:table-column table:style-name="co6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rca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trcm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trcpy</text:p>
          </table:table-cell>
          <table:covered-table-cell table:style-name="ce2"/>
        </table:table-row>
        <table:table-row table:style-name="ro1"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cat(char *dest, const char *src);</text:p>
          </table:table-cell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int strcmp(const char *s1, const char *s2);</text:p>
          </table:table-cell>
          <table:table-cell/>
          <table:table-cell table:style-name="ce2" office:value-type="string" calcext:value-type="string">
            <text:p>Prototype de la fonction :</text:p>
          </table:table-cell>
          <table:table-cell table:style-name="ce2" office:value-type="string" calcext:value-type="string">
            <text:p>char *strcpy(char *dest, const char *src);</text:p>
          </table:table-cell>
        </table:table-row>
        <table:table-row table:style-name="ro2"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har *</text:p>
            <text:p>char *</text:p>
          </table:table-cell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onst char *</text:p>
            <text:p>int</text:p>
          </table:table-cell>
          <table:table-cell/>
          <table:table-cell table:style-name="ce2" office:value-type="string" calcext:value-type="string">
            <text:p>Paramètre d’entrée :</text:p>
            <text:p>Paramètre de retour :</text:p>
          </table:table-cell>
          <table:table-cell table:style-name="ce2" office:value-type="string" calcext:value-type="string">
            <text:p>const char *</text:p>
            <text:p>Char *</text:p>
          </table:table-cell>
        </table:table-row>
        <table:table-row table:style-name="ro3"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rajouter à une chaîne de caractères déjà existante le contenu d'une seconde</text:p>
          </table:table-cell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comparer deux chaines de caractères selon l'ordre lexicographique</text:p>
          </table:table-cell>
          <table:table-cell/>
          <table:table-cell table:style-name="ce2" office:value-type="string" calcext:value-type="string">
            <text:p>Rôle :</text:p>
          </table:table-cell>
          <table:table-cell table:style-name="ce4" office:value-type="string" calcext:value-type="string">
            <text:p>Cette fonction permet de copier le contenu d'une chaîne de caractères dans une autre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rch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trst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chr(const char *s, int c);</text:p>
          </table:table-cell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str(const char *haystack, const char *needle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har *s</text:p>
            <text:p>char *</text:p>
          </table:table-cell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onst char *</text:p>
            <text:p>char *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rechercher la première occurrence d'un caractère dans une chaîne</text:p>
          </table:table-cell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rechercher la première occurrence de string2 dans string1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02:15.509149136</meta:creation-date>
    <dc:date>2023-11-21T15:22:34.458191948</dc:date>
    <meta:editing-duration>PT20M26S</meta:editing-duration>
    <meta:editing-cycles>1</meta:editing-cycles>
    <meta:document-statistic meta:table-count="1" meta:cell-count="35" meta:object-count="0"/>
    <meta:generator>LibreOffice/7.5.5.2$Linux_X86_64 LibreOffice_project/50$Build-2</meta:generator>
  </office:meta>
</office:document-meta>
</file>